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058cm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.058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0.058cm"/>
    </style:style>
    <style:style style:name="gr15" style:family="graphic" style:parent-style-name="standard">
      <style:graphic-properties draw:textarea-horizontal-align="justify" draw:textarea-vertical-align="middle" draw:auto-grow-height="false" fo:min-height="0.644cm" fo:min-width="0.058cm"/>
    </style:style>
    <style:style style:name="gr16" style:family="graphic" style:parent-style-name="standard">
      <style:graphic-properties draw:textarea-horizontal-align="justify" draw:textarea-vertical-align="middle" draw:auto-grow-height="false" fo:min-height="0.992cm" fo:min-width="0.05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oudBunch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Концепция сотворения </text:p>
            <text:p text:style-name="P1">масштабируемых </text:p>
            <text:p text:style-name="P1">сверх-приложений,</text:p>
            <text:p text:style-name="P1">или</text:p>
            <text:p text:style-name="P1">как натянуть сову на глобус, </text:p>
            <text:p text:style-name="P1">если нет ни совы ни глобуса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отребность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Широкий спектр бизнес-процессов требует автоматизации (работы много)</text:p>
              </text:list-item>
              <text:list-item>
                <text:p>В общем случае бизнес-процесс многошаговый и разветвлённый (работа сложная)</text:p>
              </text:list-item>
              <text:list-item>
                <text:p>Для комплексного бизнеса необходимо обеспечить связь между бизнес-процессами <text:s/>(связность)</text:p>
              </text:list-item>
              <text:list-item>
                <text:p>Объективная реальность подвержена изменениям, необходимо обеспечить короткий Time-to-market (делать надо быстро)</text:p>
              </text:list-item>
              <text:list-item>
                <text:p>Необходимо быть готовыми к увеличению нагрузки при разумных затратах на аппаратное обеспечение (про деньги забывать нельзя)</text:p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Исходя из потребности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Необходимо иметь возможность декомпозировать большие <text:s/>приложения на множество независимых компонентов для </text:p>
                <text:list>
                  <text:list-item>
                    <text:p>Разделения ответственности</text:p>
                  </text:list-item>
                  <text:list-item>
                    <text:p>Упрощения внутреннего устройства компонентов</text:p>
                  </text:list-item>
                  <text:list-item>
                    <text:p>Обеспечения независимого цикла разработки, тестирования и сопровождения</text:p>
                  </text:list-item>
                  <text:list-item>
                    <text:p>Унификации и переиспользования частей автоматизируемых процессов</text:p>
                  </text:list-item>
                </text:list>
              </text:list-item>
              <text:list-item>
                <text:p>Для этого крайне желательно, чтобы </text:p>
                <text:list>
                  <text:list-item>
                    <text:p>Взаимодействие между компонентами происходило на основе строгих контрактов</text:p>
                  </text:list-item>
                  <text:list-item>
                    <text:p>Компоненты были горизонтально масштабируемы (Cloud ready)</text:p>
                  </text:list-item>
                  <text:list-item>
                    <text:p>Система самодокументировалась (Список компонентов, контракты, форматы, взаимосвязи в реальном времени)</text:p>
                  </text:list-item>
                </text:list>
              </text:list-item>
              <text:list-item>
                <text:p>Мы плавно пришли к Stateless микросервиса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останов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Для автоматизации многошаговых, разветвленных бизнес-процессов, и обеспечения при этом короткого Time-to-market </text:p>
                <text:p>(<text:span text:style-name="T1">чтобы делать много сложной работы быстро и качественно</text:span>)</text:p>
                <text:p>необходимо иметь возможность строить иерархические <text:span text:style-name="T2">State Machine</text:span> из независимых <text:span text:style-name="T2">Stateless</text:span> микросервис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уществующие решени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3">
              <text:list-item>
                <text:p>Излагаемая далее концепция и библиотека, созданная на её основе, не делают никаких предположений о </text:p>
                <text:list>
                  <text:list-item>
                    <text:p>Способах взаимодействия между клиентом и роутером, а так-же между роутером и Flow компонентом</text:p>
                  </text:list-item>
                  <text:list-item>
                    <text:p>Контрактах взаимодействия между компонентами</text:p>
                  </text:list-item>
                  <text:list-item>
                    <text:p>Контрактах взаимодействия с клиентом</text:p>
                  </text:list-item>
                  <text:list-item>
                    <text:p>Составе и структурах данных о состоянии компонентов</text:p>
                  </text:list-item>
                </text:list>
              </text:list-item>
              <text:list-item>
                <text:p>Взаимодействие между роутером и компонентами происходит на основе специально разработанного контракта, реализация которого скрыта в недрах библиотеки</text:p>
              </text:list-item>
              <text:list-item>
                <text:p>Дальнейшее содержимое излагает точку зрения автора, автор не несёт ответственности за целостность и полноту изложения а также за целостность и неизменность Вашей картины мира</text:p>
              </text:list-item>
              <text:list-item>
                <text:p><text:span text:style-name="T3">Дальнейшее содержимое может вызвать дискомфорт у некоторых категорий зрителе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Предлагаемое решение -<text:line-break/>CloudBunch <text:span text:style-name="T4">(стр. 1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Система разбивается на компоненты - микросервисы, каждый из которых реализует плоскую <text:span text:style-name="T2">State Machine,</text:span> состоит из набора <text:span text:style-name="T2">State</text:span><text:span text:style-name="T5"> и описывает переходы меду ними</text:span></text:p>
              </text:list-item>
              <text:list-item>
                <text:p>Каждый компонент явно декларирует контракт для обращения из других компонентов</text:p>
              </text:list-item>
              <text:list-item>
                <text:p>Один из компонентов является корневым, от него начинает строиться вся иерархия</text:p>
              </text:list-item>
              <text:list-item>
                <text:p>Каждый State явно декларирует контракт взаимодействия с клиентом или контракт вызова другого компонента системы</text:p>
              </text:list-item>
              <text:list-item>
                <text:p><text:span text:style-name="T2">Все необходимое для работы (включая свое состояние) компонент - микросервис получает в аргумен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udBunch <text:span text:style-name="T4">(стр. 2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заимодействие между компонентами, а так-же между компонентами и клиентом осуществляется через <text:span text:style-name="T2">Router</text:span></text:p>
              </text:list-item>
              <text:list-item>
                <text:p><text:span text:style-name="T5">Router хранит состояние сессии клиента в стеке</text:span></text:p>
              </text:list-item>
              <text:list-item>
                <text:p><text:span text:style-name="T5">Данные</text:span></text:p>
                <text:list>
                  <text:list-item>
                    <text:p><text:span text:style-name="T5">состояния компонента в стеке </text:span></text:p>
                  </text:list-item>
                  <text:list-item>
                    <text:p><text:span text:style-name="T5">передаваемые при взаимодействии между компонентом и клиентом</text:span></text:p>
                  </text:list-item>
                  <text:list-item>
                    <text:p><text:span text:style-name="T5">передаваемые при взаимодействии между двумя компонентами</text:span></text:p>
                  </text:list-item>
                </text:list>
                <text:p><text:span text:style-name="T5">для Router обезличены и представляют собой </text:span><text:span text:style-name="T2">byte[]</text:span></text:p>
              </text:list-item>
              <text:list-item>
                <text:p><text:span text:style-name="T5">Конфигурация Router декларативна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udBunch <text:span text:style-name="T4">(стр. 3)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><text:span text:style-name="T6">Схема 1, первичный вход <text:s/></text:span></text:p>
              </text:list-header>
            </text:list>
          </draw:text-box>
        </draw:frame>
        <draw:line draw:style-name="gr2" draw:text-style-name="P5" draw:layer="layout" svg:x1="4.756cm" svg:y1="9.796cm" svg:x2="4.756cm" svg:y2="19.194cm">
          <text:p/>
        </draw:line>
        <draw:custom-shape draw:style-name="gr3" draw:text-style-name="P6" draw:layer="layout" svg:width="3.048cm" svg:height="3.048cm" svg:x="3.232cm" svg:y="7.5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9.796cm" svg:x2="22.056cm" svg:y2="19.194cm">
          <text:p/>
        </draw:line>
        <draw:custom-shape draw:style-name="gr4" draw:text-style-name="P6" draw:layer="layout" svg:width="5.588cm" svg:height="2.54cm" svg:x="19.296cm" svg:y="7.758cm">
          <text:p text:style-name="P6">Default</text:p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9.796cm" svg:x2="11.056cm" svg:y2="19.194cm">
          <text:p/>
        </draw:line>
        <draw:custom-shape draw:style-name="gr5" draw:text-style-name="P6" draw:layer="layout" svg:width="2.286cm" svg:height="2.54cm" svg:x="9.836cm" svg:y="7.7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2.076cm" svg:x2="10.856cm" svg:y2="12.076cm">
          <text:p text:style-name="P6">{Sid, ArgBody?}</text:p>
          <text:p text:style-name="P6"/>
        </draw:line>
        <draw:custom-shape draw:style-name="gr7" draw:text-style-name="P6" draw:layer="layout" svg:width="0.558cm" svg:height="1.27cm" svg:x="10.856cm" svg:y="12.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58cm" svg:height="1.27cm" svg:x="10.856cm" svg:y="15.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58cm" svg:height="2.556cm" svg:x="21.856cm" svg:y="13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1.414cm" svg:y1="13.3cm" svg:x2="21.856cm" svg:y2="13.33cm">
          <text:p text:style-name="P6">Open {ArgBody?}</text:p>
          <text:p text:style-name="P6"/>
        </draw:line>
        <draw:line draw:style-name="gr6" draw:text-style-name="P5" draw:layer="layout" svg:x1="21.856cm" svg:y1="15.886cm" svg:x2="11.414cm" svg:y2="15.886cm">
          <text:p text:style-name="P6"/>
        </draw:line>
        <draw:line draw:style-name="gr10" draw:text-style-name="P5" draw:layer="layout" svg:x1="10.856cm" svg:y1="17.1cm" svg:x2="4.756cm" svg:y2="17.156cm">
          <text:p/>
        </draw:line>
        <draw:frame draw:style-name="gr11" draw:text-style-name="P7" draw:layer="layout" svg:width="8.89cm" svg:height="1.673cm" svg:x="12.122cm" svg:y="16.14cm">
          <draw:text-box>
            <text:p text:style-name="P6">Question {stateData, Qbody}</text:p>
          </draw:text-box>
        </draw:frame>
        <draw:frame draw:style-name="gr12" draw:text-style-name="P8" draw:layer="layout" svg:width="4.826cm" svg:height="0.962cm" svg:x="5.518cm" svg:y="16.1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 <text:span text:style-name="T4">(стр. 4)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><text:span text:style-name="T6">Схема 2, взаимодействие с клиентом</text:span></text:p>
              </text:list-header>
            </text:list>
          </draw:text-box>
        </draw:frame>
        <draw:line draw:style-name="gr2" draw:text-style-name="P5" draw:layer="layout" svg:x1="4.756cm" svg:y1="9.796cm" svg:x2="4.756cm" svg:y2="19.194cm">
          <text:p/>
        </draw:line>
        <draw:custom-shape draw:style-name="gr3" draw:text-style-name="P6" draw:layer="layout" svg:width="3.048cm" svg:height="3.048cm" svg:x="3.232cm" svg:y="7.5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9.796cm" svg:x2="22.056cm" svg:y2="19.194cm">
          <text:p/>
        </draw:line>
        <draw:custom-shape draw:style-name="gr4" draw:text-style-name="P6" draw:layer="layout" svg:width="5.588cm" svg:height="2.54cm" svg:x="19.296cm" svg:y="7.758cm"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9.796cm" svg:x2="11.056cm" svg:y2="19.194cm">
          <text:p/>
        </draw:line>
        <draw:custom-shape draw:style-name="gr5" draw:text-style-name="P6" draw:layer="layout" svg:width="2.286cm" svg:height="2.54cm" svg:x="9.836cm" svg:y="7.7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2.076cm" svg:x2="10.856cm" svg:y2="12.076cm">
          <text:p text:style-name="P6">{Sid, ABody}</text:p>
          <text:p text:style-name="P6"/>
        </draw:line>
        <draw:custom-shape draw:style-name="gr7" draw:text-style-name="P6" draw:layer="layout" svg:width="0.558cm" svg:height="1.27cm" svg:x="10.856cm" svg:y="12.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58cm" svg:height="1.27cm" svg:x="10.856cm" svg:y="15.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58cm" svg:height="2.556cm" svg:x="21.856cm" svg:y="13.3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3.3cm" svg:x2="21.856cm" svg:y2="13.33cm">
          <text:p text:style-name="P6">Answer {StateData, ABody}</text:p>
          <text:p text:style-name="P6"/>
        </draw:line>
        <draw:line draw:style-name="gr6" draw:text-style-name="P5" draw:layer="layout" svg:x1="21.856cm" svg:y1="15.886cm" svg:x2="11.414cm" svg:y2="15.886cm">
          <text:p/>
        </draw:line>
        <draw:line draw:style-name="gr10" draw:text-style-name="P5" draw:layer="layout" svg:x1="10.856cm" svg:y1="17.1cm" svg:x2="4.756cm" svg:y2="17.156cm">
          <text:p/>
        </draw:line>
        <draw:frame draw:style-name="gr13" draw:text-style-name="P7" draw:layer="layout" svg:width="9.906cm" svg:height="1.132cm" svg:x="11.684cm" svg:y="16.14cm">
          <draw:text-box>
            <text:p text:style-name="P6">Question{stateData++, Qbody}</text:p>
          </draw:text-box>
        </draw:frame>
        <draw:frame draw:style-name="gr12" draw:text-style-name="P8" draw:layer="layout" svg:width="4.826cm" svg:height="0.962cm" svg:x="5.518cm" svg:y="16.1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 <text:span text:style-name="T4">(стр. 5)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><text:span text:style-name="T6">Схема 3, обращение к другому компоненту</text:span></text:p>
              </text:list-header>
            </text:list>
          </draw:text-box>
        </draw:frame>
        <draw:line draw:style-name="gr2" draw:text-style-name="P5" draw:layer="layout" svg:x1="4.756cm" svg:y1="9.796cm" svg:x2="4.756cm" svg:y2="19.194cm">
          <text:p/>
        </draw:line>
        <draw:custom-shape draw:style-name="gr3" draw:text-style-name="P6" draw:layer="layout" svg:width="3.048cm" svg:height="3.048cm" svg:x="3.232cm" svg:y="7.5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7.056cm" svg:y1="9.796cm" svg:x2="17.056cm" svg:y2="19.194cm">
          <text:p/>
        </draw:line>
        <draw:custom-shape draw:style-name="gr4" draw:text-style-name="P6" draw:layer="layout" svg:width="5.588cm" svg:height="2.54cm" svg:x="14.296cm" svg:y="7.758cm">
          <text:p text:style-name="P6">Flow </text:p>
          <text:p text:style-name="P6">Component 1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9.796cm" svg:x2="11.056cm" svg:y2="19.194cm">
          <text:p/>
        </draw:line>
        <draw:custom-shape draw:style-name="gr5" draw:text-style-name="P6" draw:layer="layout" svg:width="2.286cm" svg:height="2.54cm" svg:x="9.836cm" svg:y="7.7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2.076cm" svg:x2="10.856cm" svg:y2="12.076cm">
          <text:p text:style-name="P6">{Sid, ABody}</text:p>
          <text:p text:style-name="P6"/>
        </draw:line>
        <draw:custom-shape draw:style-name="gr7" draw:text-style-name="P6" draw:layer="layout" svg:width="0.558cm" svg:height="1.27cm" svg:x="10.856cm" svg:y="12.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58cm" svg:height="1.9cm" svg:x="10.856cm" svg:y="14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58cm" svg:height="0.894cm" svg:x="16.856cm" svg:y="13.3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3.3cm" svg:x2="16.856cm" svg:y2="13.3cm">
          <text:p text:style-name="P6">Answer</text:p>
          <text:p text:style-name="P6">{StateData, ABody}</text:p>
          <text:p text:style-name="P6"/>
          <text:p text:style-name="P6"/>
        </draw:line>
        <draw:line draw:style-name="gr6" draw:text-style-name="P5" draw:layer="layout" svg:x1="16.856cm" svg:y1="14.186cm" svg:x2="11.414cm" svg:y2="14.186cm">
          <text:p/>
        </draw:line>
        <draw:line draw:style-name="gr10" draw:text-style-name="P5" draw:layer="layout" svg:x1="10.856cm" svg:y1="18.5cm" svg:x2="4.756cm" svg:y2="18.556cm">
          <text:p/>
        </draw:line>
        <draw:frame draw:style-name="gr13" draw:text-style-name="P7" draw:layer="layout" svg:width="4.572cm" svg:height="2.384cm" svg:x="11.684cm" svg:y="13.94cm">
          <draw:text-box>
            <text:p text:style-name="P6">Open {name, StateData++, ArgBody}</text:p>
          </draw:text-box>
        </draw:frame>
        <draw:frame draw:style-name="gr12" draw:text-style-name="P8" draw:layer="layout" svg:width="4.826cm" svg:height="0.962cm" svg:x="5.518cm" svg:y="17.538cm">
          <draw:text-box>
            <text:p>{Sid, QBody}</text:p>
          </draw:text-box>
        </draw:frame>
        <draw:line draw:style-name="gr10" draw:text-style-name="P5" draw:layer="layout" svg:x1="11.414cm" svg:y1="16.002cm" svg:x2="22.856cm" svg:y2="16.03cm">
          <text:p/>
        </draw:line>
        <draw:line draw:style-name="gr2" draw:text-style-name="P5" draw:layer="layout" svg:x1="23.056cm" svg:y1="9.796cm" svg:x2="23.056cm" svg:y2="19.194cm">
          <text:p/>
        </draw:line>
        <draw:custom-shape draw:style-name="gr4" draw:text-style-name="P6" draw:layer="layout" svg:width="5.588cm" svg:height="2.54cm" svg:x="20.296cm" svg:y="7.758cm">
          <text:p text:style-name="P6">Flow </text:p>
          <text:p text:style-name="P6">Component 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58cm" svg:height="1.242cm" svg:x="22.856cm" svg:y="16.0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572cm" svg:height="1.673cm" svg:x="18.484cm" svg:y="14.341cm">
          <draw:text-box>
            <text:p text:style-name="P6">Open {ArgBody}</text:p>
          </draw:text-box>
        </draw:frame>
        <draw:custom-shape draw:style-name="gr7" draw:text-style-name="P6" draw:layer="layout" svg:width="0.558cm" svg:height="1.27cm" svg:x="10.856cm" svg:y="17.2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86cm" svg:y1="17.226cm" svg:x2="11.415cm" svg:y2="17.235cm">
          <text:p/>
        </draw:line>
        <draw:frame draw:style-name="gr13" draw:text-style-name="P7" draw:layer="layout" svg:width="4.572cm" svg:height="2.384cm" svg:x="11.685cm" svg:y="17.089cm">
          <draw:text-box>
            <text:p text:style-name="P6">Ouestion {StateData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20:37:11.211478299</meta:creation-date>
    <dc:date>2021-10-12T15:16:40.243836872</dc:date>
    <meta:editing-duration>PT12H10M21S</meta:editing-duration>
    <meta:editing-cycles>19</meta:editing-cycles>
    <meta:generator>LibreOffice/5.1.6.2$Linux_X86_64 LibreOffice_project/10m0$Build-2</meta:generator>
    <meta:document-statistic meta:object-count="118"/>
  </office:meta>
</office:document-meta>
</file>